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0.5472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3827in"/>
    </style:style>
    <style:style style:name="co5" style:family="table-column">
      <style:table-column-properties fo:break-before="auto" style:column-width="0.8772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1.0673in"/>
    </style:style>
    <style:style style:name="co8" style:family="table-column">
      <style:table-column-properties fo:break-before="auto" style:column-width="0.6992in"/>
    </style:style>
    <style:style style:name="co9" style:family="table-column">
      <style:table-column-properties fo:break-before="auto" style:column-width="0.9535in"/>
    </style:style>
    <style:style style:name="co10" style:family="table-column">
      <style:table-column-properties fo:break-before="auto" style:column-width="0.6618in"/>
    </style:style>
    <style:style style:name="co11" style:family="table-column">
      <style:table-column-properties fo:break-before="auto" style:column-width="0.7756in"/>
    </style:style>
    <style:style style:name="co12" style:family="table-column">
      <style:table-column-properties fo:break-before="auto" style:column-width="1.079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5972in"/>
    </style:style>
    <style:style style:name="co15" style:family="table-column">
      <style:table-column-properties fo:break-before="auto" style:column-width="0.678in"/>
    </style:style>
    <style:style style:name="co16" style:family="table-column">
      <style:table-column-properties fo:break-before="auto" style:column-width="0.7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vehi</text:p>
          </table:table-cell>
          <table:table-cell office:value-type="string" calcext:value-type="string">
            <text:p>patients.ex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.build.solve</text:p>
          </table:table-cell>
          <table:table-cell office:value-type="string" calcext:value-type="string">
            <text:p>opt.found</text:p>
          </table:table-cell>
          <table:table-cell office:value-type="string" calcext:value-type="string">
            <text:p>cost.root.rmp</text:p>
          </table:table-cell>
          <table:table-cell office:value-type="string" calcext:value-type="string">
            <text:p>time.root</text:p>
          </table:table-cell>
          <table:table-cell office:value-type="string" calcext:value-type="string">
            <text:p>bcp.nodes</text:p>
          </table:table-cell>
          <table:table-cell office:value-type="string" calcext:value-type="string">
            <text:p>cost.bestbound</text:p>
          </table:table-cell>
        </table:table-row>
        <table:table-row table:style-name="ro1">
          <table:table-cell office:value-type="string" calcext:value-type="string">
            <text:p>data/InstanzCPLEX_HCSRP_10_1.txt</text:p>
          </table:table-cell>
          <table:table-cell office:value-type="float" office:value="218.2" calcext:value-type="float">
            <text:p>218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9.506281" calcext:value-type="float">
            <text:p>209.506281</text:p>
          </table:table-cell>
          <table:table-cell office:value-type="float" office:value="2.198321954" calcext:value-type="float">
            <text:p>2.198321954</text:p>
          </table:table-cell>
          <table:table-cell office:value-type="float" office:value="1" calcext:value-type="float">
            <text:p>1</text:p>
          </table:table-cell>
          <table:table-cell office:value-type="float" office:value="209.51" calcext:value-type="float">
            <text:p>209.5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09.51" calcext:value-type="float">
            <text:p>209.51</text:p>
          </table:table-cell>
        </table:table-row>
        <table:table-row table:style-name="ro1">
          <table:table-cell office:value-type="string" calcext:value-type="string">
            <text:p>data/InstanzCPLEX_HCSRP_10_2.txt</text:p>
          </table:table-cell>
          <table:table-cell office:value-type="float" office:value="246.6" calcext:value-type="float">
            <text:p>246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7.688524833333" calcext:value-type="float">
            <text:p>207.688524833333</text:p>
          </table:table-cell>
          <table:table-cell office:value-type="float" office:value="2.110776224" calcext:value-type="float">
            <text:p>2.110776224</text:p>
          </table:table-cell>
          <table:table-cell office:value-type="float" office:value="1" calcext:value-type="float">
            <text:p>1</text:p>
          </table:table-cell>
          <table:table-cell office:value-type="float" office:value="207.69" calcext:value-type="float">
            <text:p>207.69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07.69" calcext:value-type="float">
            <text:p>207.69</text:p>
          </table:table-cell>
        </table:table-row>
        <table:table-row table:style-name="ro1">
          <table:table-cell office:value-type="string" calcext:value-type="string">
            <text:p>data/InstanzCPLEX_HCSRP_10_3.txt</text:p>
          </table:table-cell>
          <table:table-cell office:value-type="float" office:value="305.9" calcext:value-type="float">
            <text:p>305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91381172" calcext:value-type="float">
            <text:p>2.091381172</text:p>
          </table:table-cell>
          <table:table-cell office:value-type="float" office:value="1" calcext:value-type="float">
            <text:p>1</text:p>
          </table:table-cell>
          <table:table-cell office:value-type="float" office:value="7062.24" calcext:value-type="float">
            <text:p>7062.2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06.9" calcext:value-type="float">
            <text:p>306.9</text:p>
          </table:table-cell>
        </table:table-row>
        <table:table-row table:style-name="ro1">
          <table:table-cell office:value-type="string" calcext:value-type="string">
            <text:p>data/InstanzCPLEX_HCSRP_10_4.txt</text:p>
          </table:table-cell>
          <table:table-cell office:value-type="float" office:value="186.9" calcext:value-type="float">
            <text:p>186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78237573" calcext:value-type="float">
            <text:p>2.078237573</text:p>
          </table:table-cell>
          <table:table-cell office:value-type="float" office:value="1" calcext:value-type="float">
            <text:p>1</text:p>
          </table:table-cell>
          <table:table-cell office:value-type="float" office:value="4952.98" calcext:value-type="float">
            <text:p>4952.9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string" calcext:value-type="string">
            <text:p>data/InstanzCPLEX_HCSRP_10_5.txt</text:p>
          </table:table-cell>
          <table:table-cell office:value-type="float" office:value="189.5" calcext:value-type="float">
            <text:p>189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977535" calcext:value-type="float">
            <text:p>167.977535</text:p>
          </table:table-cell>
          <table:table-cell office:value-type="float" office:value="2.110772586" calcext:value-type="float">
            <text:p>2.110772586</text:p>
          </table:table-cell>
          <table:table-cell office:value-type="float" office:value="1" calcext:value-type="float">
            <text:p>1</text:p>
          </table:table-cell>
          <table:table-cell office:value-type="float" office:value="167.98" calcext:value-type="float">
            <text:p>167.98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167.98" calcext:value-type="float">
            <text:p>167.98</text:p>
          </table:table-cell>
        </table:table-row>
        <table:table-row table:style-name="ro1">
          <table:table-cell office:value-type="string" calcext:value-type="string">
            <text:p>data/InstanzCPLEX_HCSRP_10_6.txt</text:p>
          </table:table-cell>
          <table:table-cell office:value-type="float" office:value="200.1" calcext:value-type="float">
            <text:p>200.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9.243263233333" calcext:value-type="float">
            <text:p>169.243263233333</text:p>
          </table:table-cell>
          <table:table-cell office:value-type="float" office:value="2.10505645" calcext:value-type="float">
            <text:p>2.10505645</text:p>
          </table:table-cell>
          <table:table-cell office:value-type="float" office:value="1" calcext:value-type="float">
            <text:p>1</text:p>
          </table:table-cell>
          <table:table-cell office:value-type="float" office:value="169.24" calcext:value-type="float">
            <text:p>169.2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69.24" calcext:value-type="float">
            <text:p>169.24</text:p>
          </table:table-cell>
        </table:table-row>
        <table:table-row table:style-name="ro1">
          <table:table-cell office:value-type="string" calcext:value-type="string">
            <text:p>data/InstanzCPLEX_HCSRP_10_7.txt</text:p>
          </table:table-cell>
          <table:table-cell office:value-type="float" office:value="225.4" calcext:value-type="float">
            <text:p>225.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368525333333" calcext:value-type="float">
            <text:p>225.368525333333</text:p>
          </table:table-cell>
          <table:table-cell office:value-type="float" office:value="2.09853852" calcext:value-type="float">
            <text:p>2.09853852</text:p>
          </table:table-cell>
          <table:table-cell office:value-type="float" office:value="1" calcext:value-type="float">
            <text:p>1</text:p>
          </table:table-cell>
          <table:table-cell office:value-type="float" office:value="225.37" calcext:value-type="float">
            <text:p>225.37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25.37" calcext:value-type="float">
            <text:p>225.37</text:p>
          </table:table-cell>
        </table:table-row>
        <table:table-row table:style-name="ro1">
          <table:table-cell office:value-type="string" calcext:value-type="string">
            <text:p>data/InstanzCPLEX_HCSRP_10_8.txt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82755035" calcext:value-type="float">
            <text:p>2.082755035</text:p>
          </table:table-cell>
          <table:table-cell office:value-type="float" office:value="1" calcext:value-type="float">
            <text:p>1</text:p>
          </table:table-cell>
          <table:table-cell office:value-type="float" office:value="12153.46" calcext:value-type="float">
            <text:p>12153.4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data/InstanzCPLEX_HCSRP_10_9.txt</text:p>
          </table:table-cell>
          <table:table-cell office:value-type="float" office:value="222.3" calcext:value-type="float">
            <text:p>222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3.238804" calcext:value-type="float">
            <text:p>183.238804</text:p>
          </table:table-cell>
          <table:table-cell office:value-type="float" office:value="2.089850948" calcext:value-type="float">
            <text:p>2.089850948</text:p>
          </table:table-cell>
          <table:table-cell office:value-type="float" office:value="1" calcext:value-type="float">
            <text:p>1</text:p>
          </table:table-cell>
          <table:table-cell office:value-type="float" office:value="183.24" calcext:value-type="float">
            <text:p>183.2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83.24" calcext:value-type="float">
            <text:p>183.24</text:p>
          </table:table-cell>
        </table:table-row>
        <table:table-row table:style-name="ro1">
          <table:table-cell office:value-type="string" calcext:value-type="string">
            <text:p>data/InstanzCPLEX_HCSRP_10_10.txt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005995333333" calcext:value-type="float">
            <text:p>225.005995333333</text:p>
          </table:table-cell>
          <table:table-cell office:value-type="float" office:value="2.113560047" calcext:value-type="float">
            <text:p>2.113560047</text:p>
          </table:table-cell>
          <table:table-cell office:value-type="float" office:value="1" calcext:value-type="float">
            <text:p>1</text:p>
          </table:table-cell>
          <table:table-cell office:value-type="float" office:value="225.01" calcext:value-type="float">
            <text:p>225.0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25.01" calcext:value-type="float">
            <text:p>225.01</text:p>
          </table:table-cell>
        </table:table-row>
        <table:table-row table:style-name="ro1">
          <table:table-cell office:value-type="string" calcext:value-type="string">
            <text:p>data/InstanzCPLEX_HCSRP_25_1.txt</text:p>
          </table:table-cell>
          <table:table-cell office:value-type="float" office:value="428.1" calcext:value-type="float">
            <text:p>428.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6.5352005" calcext:value-type="float">
            <text:p>376.5352005</text:p>
          </table:table-cell>
          <table:table-cell office:value-type="float" office:value="4.500879874" calcext:value-type="float">
            <text:p>4.500879874</text:p>
          </table:table-cell>
          <table:table-cell office:value-type="float" office:value="1" calcext:value-type="float">
            <text:p>1</text:p>
          </table:table-cell>
          <table:table-cell office:value-type="float" office:value="376.54" calcext:value-type="float">
            <text:p>376.54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>
          <table:table-cell office:value-type="string" calcext:value-type="string">
            <text:p>data/InstanzCPLEX_HCSRP_25_2.txt</text:p>
          </table:table-cell>
          <table:table-cell office:value-type="float" office:value="476" calcext:value-type="float">
            <text:p>4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361063204" calcext:value-type="float">
            <text:p>2.361063204</text:p>
          </table:table-cell>
          <table:table-cell office:value-type="float" office:value="1" calcext:value-type="float">
            <text:p>1</text:p>
          </table:table-cell>
          <table:table-cell office:value-type="float" office:value="8383.5" calcext:value-type="float">
            <text:p>8383.5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data/InstanzCPLEX_HCSRP_25_3.txt</text:p>
          </table:table-cell>
          <table:table-cell office:value-type="float" office:value="399.1" calcext:value-type="float">
            <text:p>399.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351469676" calcext:value-type="float">
            <text:p>2.351469676</text:p>
          </table:table-cell>
          <table:table-cell office:value-type="float" office:value="1" calcext:value-type="float">
            <text:p>1</text:p>
          </table:table-cell>
          <table:table-cell office:value-type="float" office:value="4714.05" calcext:value-type="float">
            <text:p>4714.05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400.1" calcext:value-type="float">
            <text:p>400.1</text:p>
          </table:table-cell>
        </table:table-row>
        <table:table-row table:style-name="ro1">
          <table:table-cell office:value-type="string" calcext:value-type="string">
            <text:p>data/InstanzCPLEX_HCSRP_25_4.txt</text:p>
          </table:table-cell>
          <table:table-cell office:value-type="float" office:value="411.3" calcext:value-type="float">
            <text:p>411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4.5608194" calcext:value-type="float">
            <text:p>384.5608194</text:p>
          </table:table-cell>
          <table:table-cell office:value-type="float" office:value="2.63780803" calcext:value-type="float">
            <text:p>2.63780803</text:p>
          </table:table-cell>
          <table:table-cell office:value-type="float" office:value="1" calcext:value-type="float">
            <text:p>1</text:p>
          </table:table-cell>
          <table:table-cell office:value-type="float" office:value="384.56" calcext:value-type="float">
            <text:p>384.56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384.56" calcext:value-type="float">
            <text:p>384.56</text:p>
          </table:table-cell>
        </table:table-row>
        <table:table-row table:style-name="ro1">
          <table:table-cell office:value-type="string" calcext:value-type="string">
            <text:p>data/InstanzCPLEX_HCSRP_25_5.txt</text:p>
          </table:table-cell>
          <table:table-cell office:value-type="float" office:value="366.3" calcext:value-type="float">
            <text:p>366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327168575" calcext:value-type="float">
            <text:p>2.327168575</text:p>
          </table:table-cell>
          <table:table-cell office:value-type="float" office:value="1" calcext:value-type="float">
            <text:p>1</text:p>
          </table:table-cell>
          <table:table-cell office:value-type="float" office:value="2026.9" calcext:value-type="float">
            <text:p>2026.9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367.3" calcext:value-type="float">
            <text:p>367.3</text:p>
          </table:table-cell>
        </table:table-row>
        <table:table-row table:style-name="ro1">
          <table:table-cell office:value-type="string" calcext:value-type="string">
            <text:p>data/InstanzCPLEX_HCSRP_25_6.txt</text:p>
          </table:table-cell>
          <table:table-cell office:value-type="float" office:value="447.8" calcext:value-type="float">
            <text:p>447.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.344399863" calcext:value-type="float">
            <text:p>2.344399863</text:p>
          </table:table-cell>
          <table:table-cell office:value-type="float" office:value="1" calcext:value-type="float">
            <text:p>1</text:p>
          </table:table-cell>
          <table:table-cell office:value-type="float" office:value="7798.94" calcext:value-type="float">
            <text:p>7798.94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448.8" calcext:value-type="float">
            <text:p>448.8</text:p>
          </table:table-cell>
        </table:table-row>
        <table:table-row table:style-name="ro1">
          <table:table-cell office:value-type="string" calcext:value-type="string">
            <text:p>data/InstanzCPLEX_HCSRP_25_7.txt</text:p>
          </table:table-cell>
          <table:table-cell office:value-type="float" office:value="328.7" calcext:value-type="float">
            <text:p>328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3.231138333333" calcext:value-type="float">
            <text:p>273.231138333333</text:p>
          </table:table-cell>
          <table:table-cell office:value-type="float" office:value="2.378017147" calcext:value-type="float">
            <text:p>2.378017147</text:p>
          </table:table-cell>
          <table:table-cell office:value-type="float" office:value="1" calcext:value-type="float">
            <text:p>1</text:p>
          </table:table-cell>
          <table:table-cell office:value-type="float" office:value="273.23" calcext:value-type="float">
            <text:p>273.23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273.23" calcext:value-type="float">
            <text:p>273.23</text:p>
          </table:table-cell>
        </table:table-row>
        <table:table-row table:style-name="ro1">
          <table:table-cell office:value-type="string" calcext:value-type="string">
            <text:p>data/InstanzCPLEX_HCSRP_25_8.txt</text:p>
          </table:table-cell>
          <table:table-cell office:value-type="float" office:value="357.7" calcext:value-type="float">
            <text:p>357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14.206716766667" calcext:value-type="float">
            <text:p>314.206716766667</text:p>
          </table:table-cell>
          <table:table-cell office:value-type="float" office:value="2.64139887" calcext:value-type="float">
            <text:p>2.64139887</text:p>
          </table:table-cell>
          <table:table-cell office:value-type="float" office:value="1" calcext:value-type="float">
            <text:p>1</text:p>
          </table:table-cell>
          <table:table-cell office:value-type="float" office:value="314.21" calcext:value-type="float">
            <text:p>314.2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314.21" calcext:value-type="float">
            <text:p>314.21</text:p>
          </table:table-cell>
        </table:table-row>
        <table:table-row table:style-name="ro1">
          <table:table-cell office:value-type="string" calcext:value-type="string">
            <text:p>data/InstanzCPLEX_HCSRP_25_9.txt</text:p>
          </table:table-cell>
          <table:table-cell office:value-type="float" office:value="402.7" calcext:value-type="float">
            <text:p>402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32.798269966667" calcext:value-type="float">
            <text:p>332.798269966667</text:p>
          </table:table-cell>
          <table:table-cell office:value-type="float" office:value="14.590698104" calcext:value-type="float">
            <text:p>14.590698104</text:p>
          </table:table-cell>
          <table:table-cell office:value-type="float" office:value="1" calcext:value-type="float">
            <text:p>1</text:p>
          </table:table-cell>
          <table:table-cell office:value-type="float" office:value="332.23" calcext:value-type="float">
            <text:p>332.23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32.8" calcext:value-type="float">
            <text:p>332.8</text:p>
          </table:table-cell>
        </table:table-row>
        <table:table-row table:style-name="ro1">
          <table:table-cell office:value-type="string" calcext:value-type="string">
            <text:p>data/InstanzCPLEX_HCSRP_25_10.txt</text:p>
          </table:table-cell>
          <table:table-cell office:value-type="float" office:value="462.7" calcext:value-type="float">
            <text:p>462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8.775825333333" calcext:value-type="float">
            <text:p>388.775825333333</text:p>
          </table:table-cell>
          <table:table-cell office:value-type="float" office:value="14.577441052" calcext:value-type="float">
            <text:p>14.577441052</text:p>
          </table:table-cell>
          <table:table-cell office:value-type="float" office:value="1" calcext:value-type="float">
            <text:p>1</text:p>
          </table:table-cell>
          <table:table-cell office:value-type="float" office:value="388.78" calcext:value-type="float">
            <text:p>388.78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388.78" calcext:value-type="float">
            <text:p>388.78</text:p>
          </table:table-cell>
        </table:table-row>
        <table:table-row table:style-name="ro1">
          <table:table-cell office:value-type="string" calcext:value-type="string">
            <text:p>data/InstanzCPLEX_HCSRP_50_1.txt</text:p>
          </table:table-cell>
          <table:table-cell office:value-type="float" office:value="951" calcext:value-type="float">
            <text:p>95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.755572786" calcext:value-type="float">
            <text:p>4.755572786</text:p>
          </table:table-cell>
          <table:table-cell office:value-type="float" office:value="1" calcext:value-type="float">
            <text:p>1</text:p>
          </table:table-cell>
          <table:table-cell office:value-type="float" office:value="12455.32" calcext:value-type="float">
            <text:p>12455.32</text:p>
          </table:table-cell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data/InstanzCPLEX_HCSRP_50_2.txt</text:p>
          </table:table-cell>
          <table:table-cell office:value-type="float" office:value="577.9" calcext:value-type="float">
            <text:p>577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28.496649066667" calcext:value-type="float">
            <text:p>528.496649066667</text:p>
          </table:table-cell>
          <table:table-cell office:value-type="float" office:value="177.699845568" calcext:value-type="float">
            <text:p>177.699845568</text:p>
          </table:table-cell>
          <table:table-cell office:value-type="float" office:value="1" calcext:value-type="float">
            <text:p>1</text:p>
          </table:table-cell>
          <table:table-cell office:value-type="float" office:value="528.5" calcext:value-type="float">
            <text:p>528.5</text:p>
          </table:table-cell>
          <table:table-cell office:value-type="float" office:value="175.68" calcext:value-type="float">
            <text:p>175.68</text:p>
          </table:table-cell>
          <table:table-cell office:value-type="float" office:value="1" calcext:value-type="float">
            <text:p>1</text:p>
          </table:table-cell>
          <table:table-cell office:value-type="float" office:value="528.5" calcext:value-type="float">
            <text:p>528.5</text:p>
          </table:table-cell>
        </table:table-row>
        <table:table-row table:style-name="ro1">
          <table:table-cell office:value-type="string" calcext:value-type="string">
            <text:p>data/InstanzCPLEX_HCSRP_50_3.txt</text:p>
          </table:table-cell>
          <table:table-cell office:value-type="float" office:value="548.8" calcext:value-type="float">
            <text:p>548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66.468204766667" calcext:value-type="float">
            <text:p>466.468204766667</text:p>
          </table:table-cell>
          <table:table-cell office:value-type="float" office:value="82.160086557" calcext:value-type="float">
            <text:p>82.160086557</text:p>
          </table:table-cell>
          <table:table-cell office:value-type="float" office:value="1" calcext:value-type="float">
            <text:p>1</text:p>
          </table:table-cell>
          <table:table-cell office:value-type="float" office:value="466.47" calcext:value-type="float">
            <text:p>466.47</text:p>
          </table:table-cell>
          <table:table-cell office:value-type="float" office:value="80.3" calcext:value-type="float">
            <text:p>80.3</text:p>
          </table:table-cell>
          <table:table-cell office:value-type="float" office:value="1" calcext:value-type="float">
            <text:p>1</text:p>
          </table:table-cell>
          <table:table-cell office:value-type="float" office:value="466.47" calcext:value-type="float">
            <text:p>466.47</text:p>
          </table:table-cell>
        </table:table-row>
        <table:table-row table:style-name="ro1">
          <table:table-cell office:value-type="string" calcext:value-type="string">
            <text:p>data/InstanzCPLEX_HCSRP_50_4.txt</text:p>
          </table:table-cell>
          <table:table-cell office:value-type="float" office:value="513.3" calcext:value-type="float">
            <text:p>513.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.894038455" calcext:value-type="float">
            <text:p>4.894038455</text:p>
          </table:table-cell>
          <table:table-cell office:value-type="float" office:value="1" calcext:value-type="float">
            <text:p>1</text:p>
          </table:table-cell>
          <table:table-cell office:value-type="float" office:value="2406.51" calcext:value-type="float">
            <text:p>2406.51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514.3" calcext:value-type="float">
            <text:p>514.3</text:p>
          </table:table-cell>
        </table:table-row>
        <table:table-row table:style-name="ro1">
          <table:table-cell office:value-type="string" calcext:value-type="string">
            <text:p>data/InstanzCPLEX_HCSRP_50_5.txt</text:p>
          </table:table-cell>
          <table:table-cell office:value-type="float" office:value="667.9" calcext:value-type="float">
            <text:p>667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.571836458" calcext:value-type="float">
            <text:p>5.571836458</text:p>
          </table:table-cell>
          <table:table-cell office:value-type="float" office:value="1" calcext:value-type="float">
            <text:p>1</text:p>
          </table:table-cell>
          <table:table-cell office:value-type="float" office:value="6490.74" calcext:value-type="float">
            <text:p>6490.74</text:p>
          </table:table-cell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668.9" calcext:value-type="float">
            <text:p>668.9</text:p>
          </table:table-cell>
        </table:table-row>
        <table:table-row table:style-name="ro1">
          <table:table-cell office:value-type="string" calcext:value-type="string">
            <text:p>data/InstanzCPLEX_HCSRP_50_6.txt</text:p>
          </table:table-cell>
          <table:table-cell office:value-type="float" office:value="838.9" calcext:value-type="float">
            <text:p>838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.074410523" calcext:value-type="float">
            <text:p>5.074410523</text:p>
          </table:table-cell>
          <table:table-cell office:value-type="float" office:value="1" calcext:value-type="float">
            <text:p>1</text:p>
          </table:table-cell>
          <table:table-cell office:value-type="float" office:value="7480.9" calcext:value-type="float">
            <text:p>7480.9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839.9" calcext:value-type="float">
            <text:p>839.9</text:p>
          </table:table-cell>
        </table:table-row>
        <table:table-row table:style-name="ro1">
          <table:table-cell office:value-type="string" calcext:value-type="string">
            <text:p>data/InstanzCPLEX_HCSRP_50_7.txt</text:p>
          </table:table-cell>
          <table:table-cell office:value-type="float" office:value="525.7" calcext:value-type="float">
            <text:p>525.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.569555367" calcext:value-type="float">
            <text:p>4.569555367</text:p>
          </table:table-cell>
          <table:table-cell office:value-type="float" office:value="1" calcext:value-type="float">
            <text:p>1</text:p>
          </table:table-cell>
          <table:table-cell office:value-type="float" office:value="2814.6" calcext:value-type="float">
            <text:p>2814.6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526.7" calcext:value-type="float">
            <text:p>526.7</text:p>
          </table:table-cell>
        </table:table-row>
        <table:table-row table:style-name="ro1">
          <table:table-cell office:value-type="string" calcext:value-type="string">
            <text:p>data/InstanzCPLEX_HCSRP_50_8.txt</text:p>
          </table:table-cell>
          <table:table-cell office:value-type="float" office:value="471" calcext:value-type="float">
            <text:p>47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02.532691166667" calcext:value-type="float">
            <text:p>402.532691166667</text:p>
          </table:table-cell>
          <table:table-cell office:value-type="float" office:value="99.249017138" calcext:value-type="float">
            <text:p>99.249017138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  <table:table-cell office:value-type="float" office:value="97.33" calcext:value-type="float">
            <text:p>97.33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</table:table-row>
        <table:table-row table:style-name="ro1">
          <table:table-cell office:value-type="string" calcext:value-type="string">
            <text:p>data/InstanzCPLEX_HCSRP_50_9.txt</text:p>
          </table:table-cell>
          <table:table-cell office:value-type="float" office:value="533.9" calcext:value-type="float">
            <text:p>533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70.871591666667" calcext:value-type="float">
            <text:p>470.871591666667</text:p>
          </table:table-cell>
          <table:table-cell office:value-type="float" office:value="273.951640246" calcext:value-type="float">
            <text:p>273.951640246</text:p>
          </table:table-cell>
          <table:table-cell office:value-type="float" office:value="1" calcext:value-type="float">
            <text:p>1</text:p>
          </table:table-cell>
          <table:table-cell office:value-type="float" office:value="465.96" calcext:value-type="float">
            <text:p>465.96</text:p>
          </table:table-cell>
          <table:table-cell office:value-type="float" office:value="233.42" calcext:value-type="float">
            <text:p>233.42</text:p>
          </table:table-cell>
          <table:table-cell office:value-type="float" office:value="3" calcext:value-type="float">
            <text:p>3</text:p>
          </table:table-cell>
          <table:table-cell office:value-type="float" office:value="470.87" calcext:value-type="float">
            <text:p>470.87</text:p>
          </table:table-cell>
        </table:table-row>
        <table:table-row table:style-name="ro1">
          <table:table-cell office:value-type="string" calcext:value-type="string">
            <text:p>data/InstanzCPLEX_HCSRP_50_10.txt</text:p>
          </table:table-cell>
          <table:table-cell office:value-type="float" office:value="601.5" calcext:value-type="float">
            <text:p>601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.680627325" calcext:value-type="float">
            <text:p>4.680627325</text:p>
          </table:table-cell>
          <table:table-cell office:value-type="float" office:value="1" calcext:value-type="float">
            <text:p>1</text:p>
          </table:table-cell>
          <table:table-cell office:value-type="float" office:value="1065.42" calcext:value-type="float">
            <text:p>1065.42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602.5" calcext:value-type="float">
            <text:p>602.5</text:p>
          </table:table-cell>
        </table:table-row>
        <table:table-row table:style-name="ro1">
          <table:table-cell office:value-type="string" calcext:value-type="string">
            <text:p>data/InstanzCPLEX_HCSRP_75_1.txt</text:p>
          </table:table-cell>
          <table:table-cell office:value-type="float" office:value="1186.2" calcext:value-type="float">
            <text:p>1186.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.991792459" calcext:value-type="float">
            <text:p>10.991792459</text:p>
          </table:table-cell>
          <table:table-cell office:value-type="float" office:value="1" calcext:value-type="float">
            <text:p>1</text:p>
          </table:table-cell>
          <table:table-cell office:value-type="float" office:value="8057.02" calcext:value-type="float">
            <text:p>8057.02</text:p>
          </table:table-cell>
          <table:table-cell office:value-type="float" office:value="8.41" calcext:value-type="float">
            <text:p>8.41</text:p>
          </table:table-cell>
          <table:table-cell office:value-type="float" office:value="1" calcext:value-type="float">
            <text:p>1</text:p>
          </table:table-cell>
          <table:table-cell office:value-type="float" office:value="1187.2" calcext:value-type="float">
            <text:p>1187.2</text:p>
          </table:table-cell>
        </table:table-row>
        <table:table-row table:style-name="ro1">
          <table:table-cell office:value-type="string" calcext:value-type="string">
            <text:p>data/InstanzCPLEX_HCSRP_75_2.txt</text:p>
          </table:table-cell>
          <table:table-cell office:value-type="float" office:value="685.9" calcext:value-type="float">
            <text:p>685.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56.9352749" calcext:value-type="float">
            <text:p>556.9352749</text:p>
          </table:table-cell>
          <table:table-cell office:value-type="float" office:value="319.531442202" calcext:value-type="float">
            <text:p>319.531442202</text:p>
          </table:table-cell>
          <table:table-cell office:value-type="float" office:value="1" calcext:value-type="float">
            <text:p>1</text:p>
          </table:table-cell>
          <table:table-cell office:value-type="float" office:value="556.92" calcext:value-type="float">
            <text:p>556.92</text:p>
          </table:table-cell>
          <table:table-cell office:value-type="float" office:value="186.83" calcext:value-type="float">
            <text:p>186.83</text:p>
          </table:table-cell>
          <table:table-cell office:value-type="float" office:value="13" calcext:value-type="float">
            <text:p>13</text:p>
          </table:table-cell>
          <table:table-cell office:value-type="float" office:value="556.94" calcext:value-type="float">
            <text:p>556.94</text:p>
          </table:table-cell>
        </table:table-row>
        <table:table-row table:style-name="ro1">
          <table:table-cell office:value-type="string" calcext:value-type="string">
            <text:p>data/InstanzCPLEX_HCSRP_75_3.txt</text:p>
          </table:table-cell>
          <table:table-cell office:value-type="float" office:value="635.7" calcext:value-type="float">
            <text:p>635.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26.578339266667" calcext:value-type="float">
            <text:p>526.578339266667</text:p>
          </table:table-cell>
          <table:table-cell office:value-type="float" office:value="366.099677107" calcext:value-type="float">
            <text:p>366.099677107</text:p>
          </table:table-cell>
          <table:table-cell office:value-type="float" office:value="1" calcext:value-type="float">
            <text:p>1</text:p>
          </table:table-cell>
          <table:table-cell office:value-type="float" office:value="525.22" calcext:value-type="float">
            <text:p>525.22</text:p>
          </table:table-cell>
          <table:table-cell office:value-type="float" office:value="192.02" calcext:value-type="float">
            <text:p>192.02</text:p>
          </table:table-cell>
          <table:table-cell office:value-type="float" office:value="3" calcext:value-type="float">
            <text:p>3</text:p>
          </table:table-cell>
          <table:table-cell office:value-type="float" office:value="526.58" calcext:value-type="float">
            <text:p>526.58</text:p>
          </table:table-cell>
        </table:table-row>
        <table:table-row table:style-name="ro1">
          <table:table-cell office:value-type="string" calcext:value-type="string">
            <text:p>data/InstanzCPLEX_HCSRP_75_4.txt</text:p>
          </table:table-cell>
          <table:table-cell office:value-type="float" office:value="804.5" calcext:value-type="float">
            <text:p>804.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2.170836921" calcext:value-type="float">
            <text:p>12.170836921</text:p>
          </table:table-cell>
          <table:table-cell office:value-type="float" office:value="1" calcext:value-type="float">
            <text:p>1</text:p>
          </table:table-cell>
          <table:table-cell office:value-type="float" office:value="4869.06" calcext:value-type="float">
            <text:p>4869.06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805.5" calcext:value-type="float">
            <text:p>805.5</text:p>
          </table:table-cell>
        </table:table-row>
        <table:table-row table:style-name="ro1">
          <table:table-cell office:value-type="string" calcext:value-type="string">
            <text:p>data/InstanzCPLEX_HCSRP_75_5.txt</text:p>
          </table:table-cell>
          <table:table-cell office:value-type="float" office:value="689.4" calcext:value-type="float">
            <text:p>689.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46.1777026" calcext:value-type="float">
            <text:p>546.1777026</text:p>
          </table:table-cell>
          <table:table-cell office:value-type="float" office:value="238.365025281" calcext:value-type="float">
            <text:p>238.365025281</text:p>
          </table:table-cell>
          <table:table-cell office:value-type="float" office:value="1" calcext:value-type="float">
            <text:p>1</text:p>
          </table:table-cell>
          <table:table-cell office:value-type="float" office:value="545.79" calcext:value-type="float">
            <text:p>545.79</text:p>
          </table:table-cell>
          <table:table-cell office:value-type="float" office:value="198.12" calcext:value-type="float">
            <text:p>198.12</text:p>
          </table:table-cell>
          <table:table-cell office:value-type="float" office:value="3" calcext:value-type="float">
            <text:p>3</text:p>
          </table:table-cell>
          <table:table-cell office:value-type="float" office:value="546.18" calcext:value-type="float">
            <text:p>546.18</text:p>
          </table:table-cell>
        </table:table-row>
        <table:table-row table:style-name="ro1">
          <table:table-cell office:value-type="string" calcext:value-type="string">
            <text:p>data/InstanzCPLEX_HCSRP_75_6.txt</text:p>
          </table:table-cell>
          <table:table-cell office:value-type="float" office:value="727.6" calcext:value-type="float">
            <text:p>727.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27.614583333333" calcext:value-type="float">
            <text:p>627.614583333333</text:p>
          </table:table-cell>
          <table:table-cell office:value-type="float" office:value="578.961379725" calcext:value-type="float">
            <text:p>578.961379725</text:p>
          </table:table-cell>
          <table:table-cell office:value-type="float" office:value="1" calcext:value-type="float">
            <text:p>1</text:p>
          </table:table-cell>
          <table:table-cell office:value-type="float" office:value="623.6" calcext:value-type="float">
            <text:p>623.6</text:p>
          </table:table-cell>
          <table:table-cell office:value-type="float" office:value="308.67" calcext:value-type="float">
            <text:p>308.67</text:p>
          </table:table-cell>
          <table:table-cell office:value-type="float" office:value="3" calcext:value-type="float">
            <text:p>3</text:p>
          </table:table-cell>
          <table:table-cell office:value-type="float" office:value="627.61" calcext:value-type="float">
            <text:p>627.61</text:p>
          </table:table-cell>
        </table:table-row>
        <table:table-row table:style-name="ro1">
          <table:table-cell office:value-type="string" calcext:value-type="string">
            <text:p>data/InstanzCPLEX_HCSRP_75_7.txt</text:p>
          </table:table-cell>
          <table:table-cell office:value-type="float" office:value="590.6" calcext:value-type="float">
            <text:p>590.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489.8248956" calcext:value-type="float">
            <text:p>489.8248956</text:p>
          </table:table-cell>
          <table:table-cell office:value-type="float" office:value="123.468736072" calcext:value-type="float">
            <text:p>123.468736072</text:p>
          </table:table-cell>
          <table:table-cell office:value-type="float" office:value="1" calcext:value-type="float">
            <text:p>1</text:p>
          </table:table-cell>
          <table:table-cell office:value-type="float" office:value="489.82" calcext:value-type="float">
            <text:p>489.82</text:p>
          </table:table-cell>
          <table:table-cell office:value-type="float" office:value="118.97" calcext:value-type="float">
            <text:p>118.97</text:p>
          </table:table-cell>
          <table:table-cell office:value-type="float" office:value="1" calcext:value-type="float">
            <text:p>1</text:p>
          </table:table-cell>
          <table:table-cell office:value-type="float" office:value="489.82" calcext:value-type="float">
            <text:p>489.82</text:p>
          </table:table-cell>
        </table:table-row>
        <table:table-row table:style-name="ro1">
          <table:table-cell office:value-type="string" calcext:value-type="string">
            <text:p>data/InstanzCPLEX_HCSRP_75_8.txt</text:p>
          </table:table-cell>
          <table:table-cell office:value-type="float" office:value="657.8" calcext:value-type="float">
            <text:p>657.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59.107675233333" calcext:value-type="float">
            <text:p>559.107675233333</text:p>
          </table:table-cell>
          <table:table-cell office:value-type="float" office:value="2808.930312045" calcext:value-type="float">
            <text:p>2808.930312045</text:p>
          </table:table-cell>
          <table:table-cell office:value-type="float" office:value="1" calcext:value-type="float">
            <text:p>1</text:p>
          </table:table-cell>
          <table:table-cell office:value-type="float" office:value="557.06" calcext:value-type="float">
            <text:p>557.06</text:p>
          </table:table-cell>
          <table:table-cell office:value-type="float" office:value="471.72" calcext:value-type="float">
            <text:p>471.72</text:p>
          </table:table-cell>
          <table:table-cell office:value-type="float" office:value="11" calcext:value-type="float">
            <text:p>11</text:p>
          </table:table-cell>
          <table:table-cell office:value-type="float" office:value="559.11" calcext:value-type="float">
            <text:p>559.11</text:p>
          </table:table-cell>
        </table:table-row>
        <table:table-row table:style-name="ro1">
          <table:table-cell office:value-type="string" calcext:value-type="string">
            <text:p>data/InstanzCPLEX_HCSRP_75_9.txt</text:p>
          </table:table-cell>
          <table:table-cell office:value-type="float" office:value="704.5" calcext:value-type="float">
            <text:p>704.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66.010126200001" calcext:value-type="float">
            <text:p>566.010126200001</text:p>
          </table:table-cell>
          <table:table-cell office:value-type="float" office:value="276.52437423" calcext:value-type="float">
            <text:p>276.52437423</text:p>
          </table:table-cell>
          <table:table-cell office:value-type="float" office:value="1" calcext:value-type="float">
            <text:p>1</text:p>
          </table:table-cell>
          <table:table-cell office:value-type="float" office:value="564.41" calcext:value-type="float">
            <text:p>564.41</text:p>
          </table:table-cell>
          <table:table-cell office:value-type="float" office:value="232.78" calcext:value-type="float">
            <text:p>232.78</text:p>
          </table:table-cell>
          <table:table-cell office:value-type="float" office:value="3" calcext:value-type="float">
            <text:p>3</text:p>
          </table:table-cell>
          <table:table-cell office:value-type="float" office:value="566.01" calcext:value-type="float">
            <text:p>566.01</text:p>
          </table:table-cell>
        </table:table-row>
        <table:table-row table:style-name="ro1">
          <table:table-cell office:value-type="string" calcext:value-type="string">
            <text:p>data/InstanzCPLEX_HCSRP_75_10.txt</text:p>
          </table:table-cell>
          <table:table-cell office:value-type="float" office:value="1203" calcext:value-type="float">
            <text:p>12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2.793106784" calcext:value-type="float">
            <text:p>12.793106784</text:p>
          </table:table-cell>
          <table:table-cell office:value-type="float" office:value="1" calcext:value-type="float">
            <text:p>1</text:p>
          </table:table-cell>
          <table:table-cell office:value-type="float" office:value="7623.45" calcext:value-type="float">
            <text:p>7623.45</text:p>
          </table:table-cell>
          <table:table-cell office:value-type="float" office:value="10.62" calcext:value-type="float">
            <text:p>10.62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data/InstanzVNS_HCSRP_100_1.txt</text:p>
          </table:table-cell>
          <table:table-cell office:value-type="float" office:value="1329" calcext:value-type="float">
            <text:p>132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5.661947714" calcext:value-type="float">
            <text:p>25.661947714</text:p>
          </table:table-cell>
          <table:table-cell office:value-type="float" office:value="1" calcext:value-type="float">
            <text:p>1</text:p>
          </table:table-cell>
          <table:table-cell office:value-type="float" office:value="6659.87" calcext:value-type="float">
            <text:p>6659.87</text:p>
          </table:table-cell>
          <table:table-cell office:value-type="float" office:value="22.35" calcext:value-type="float">
            <text:p>22.35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data/InstanzVNS_HCSRP_100_2.txt</text:p>
          </table:table-cell>
          <table:table-cell office:value-type="float" office:value="842.3" calcext:value-type="float">
            <text:p>842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1.962166666667" calcext:value-type="float">
            <text:p>641.962166666667</text:p>
          </table:table-cell>
          <table:table-cell office:value-type="float" office:value="856.965042536" calcext:value-type="float">
            <text:p>856.965042536</text:p>
          </table:table-cell>
          <table:table-cell office:value-type="float" office:value="1" calcext:value-type="float">
            <text:p>1</text:p>
          </table:table-cell>
          <table:table-cell office:value-type="float" office:value="641.25" calcext:value-type="float">
            <text:p>641.25</text:p>
          </table:table-cell>
          <table:table-cell office:value-type="float" office:value="580.52" calcext:value-type="float">
            <text:p>580.52</text:p>
          </table:table-cell>
          <table:table-cell office:value-type="float" office:value="3" calcext:value-type="float">
            <text:p>3</text:p>
          </table:table-cell>
          <table:table-cell office:value-type="float" office:value="641.96" calcext:value-type="float">
            <text:p>641.96</text:p>
          </table:table-cell>
        </table:table-row>
        <table:table-row table:style-name="ro1">
          <table:table-cell office:value-type="string" calcext:value-type="string">
            <text:p>data/InstanzVNS_HCSRP_100_3.txt</text:p>
          </table:table-cell>
          <table:table-cell office:value-type="float" office:value="785.8" calcext:value-type="float">
            <text:p>785.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34.623643333333" calcext:value-type="float">
            <text:p>634.623643333333</text:p>
          </table:table-cell>
          <table:table-cell office:value-type="float" office:value="2049.494081609" calcext:value-type="float">
            <text:p>2049.494081609</text:p>
          </table:table-cell>
          <table:table-cell office:value-type="float" office:value="1" calcext:value-type="float">
            <text:p>1</text:p>
          </table:table-cell>
          <table:table-cell office:value-type="float" office:value="627.58" calcext:value-type="float">
            <text:p>627.58</text:p>
          </table:table-cell>
          <table:table-cell office:value-type="float" office:value="353.62" calcext:value-type="float">
            <text:p>353.62</text:p>
          </table:table-cell>
          <table:table-cell office:value-type="float" office:value="7" calcext:value-type="float">
            <text:p>7</text:p>
          </table:table-cell>
          <table:table-cell office:value-type="float" office:value="634.62" calcext:value-type="float">
            <text:p>634.62</text:p>
          </table:table-cell>
        </table:table-row>
        <table:table-row table:style-name="ro1">
          <table:table-cell office:value-type="string" calcext:value-type="string">
            <text:p>data/InstanzVNS_HCSRP_100_4.txt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85.46379" calcext:value-type="float">
            <text:p>585.46379</text:p>
          </table:table-cell>
          <table:table-cell office:value-type="float" office:value="28953.429101418" calcext:value-type="float">
            <text:p>28953.429101418</text:p>
          </table:table-cell>
          <table:table-cell office:value-type="float" office:value="1" calcext:value-type="float">
            <text:p>1</text:p>
          </table:table-cell>
          <table:table-cell office:value-type="float" office:value="581.99" calcext:value-type="float">
            <text:p>581.99</text:p>
          </table:table-cell>
          <table:table-cell office:value-type="float" office:value="416.23" calcext:value-type="float">
            <text:p>416.23</text:p>
          </table:table-cell>
          <table:table-cell office:value-type="float" office:value="439" calcext:value-type="float">
            <text:p>439</text:p>
          </table:table-cell>
          <table:table-cell office:value-type="float" office:value="585.46" calcext:value-type="float">
            <text:p>585.46</text:p>
          </table:table-cell>
        </table:table-row>
        <table:table-row table:style-name="ro1">
          <table:table-cell office:value-type="string" calcext:value-type="string">
            <text:p>data/InstanzVNS_HCSRP_100_5.txt</text:p>
          </table:table-cell>
          <table:table-cell office:value-type="float" office:value="772.9" calcext:value-type="float">
            <text:p>772.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98.375383333333" calcext:value-type="float">
            <text:p>598.375383333333</text:p>
          </table:table-cell>
          <table:table-cell office:value-type="float" office:value="3290.903537071" calcext:value-type="float">
            <text:p>3290.903537071</text:p>
          </table:table-cell>
          <table:table-cell office:value-type="float" office:value="1" calcext:value-type="float">
            <text:p>1</text:p>
          </table:table-cell>
          <table:table-cell office:value-type="float" office:value="592.85" calcext:value-type="float">
            <text:p>592.85</text:p>
          </table:table-cell>
          <table:table-cell office:value-type="float" office:value="533.64" calcext:value-type="float">
            <text:p>533.64</text:p>
          </table:table-cell>
          <table:table-cell office:value-type="float" office:value="7" calcext:value-type="float">
            <text:p>7</text:p>
          </table:table-cell>
          <table:table-cell office:value-type="float" office:value="598.38" calcext:value-type="float">
            <text:p>598.38</text:p>
          </table:table-cell>
        </table:table-row>
        <table:table-row table:style-name="ro1">
          <table:table-cell office:value-type="string" calcext:value-type="string">
            <text:p>data/InstanzVNS_HCSRP_100_6.txt</text:p>
          </table:table-cell>
          <table:table-cell office:value-type="float" office:value="785.4" calcext:value-type="float">
            <text:p>785.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34.089166666667" calcext:value-type="float">
            <text:p>634.089166666667</text:p>
          </table:table-cell>
          <table:table-cell office:value-type="float" office:value="925.133722214" calcext:value-type="float">
            <text:p>925.133722214</text:p>
          </table:table-cell>
          <table:table-cell office:value-type="float" office:value="1" calcext:value-type="float">
            <text:p>1</text:p>
          </table:table-cell>
          <table:table-cell office:value-type="float" office:value="631.98" calcext:value-type="float">
            <text:p>631.98</text:p>
          </table:table-cell>
          <table:table-cell office:value-type="float" office:value="294.96" calcext:value-type="float">
            <text:p>294.96</text:p>
          </table:table-cell>
          <table:table-cell office:value-type="float" office:value="5" calcext:value-type="float">
            <text:p>5</text:p>
          </table:table-cell>
          <table:table-cell office:value-type="float" office:value="634.09" calcext:value-type="float">
            <text:p>634.09</text:p>
          </table:table-cell>
        </table:table-row>
        <table:table-row table:style-name="ro1">
          <table:table-cell office:value-type="string" calcext:value-type="string">
            <text:p>data/InstanzVNS_HCSRP_100_7.txt</text:p>
          </table:table-cell>
          <table:table-cell office:value-type="float" office:value="707.3" calcext:value-type="float">
            <text:p>707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60.463753333333" calcext:value-type="float">
            <text:p>560.463753333333</text:p>
          </table:table-cell>
          <table:table-cell office:value-type="float" office:value="482.399341757" calcext:value-type="float">
            <text:p>482.399341757</text:p>
          </table:table-cell>
          <table:table-cell office:value-type="float" office:value="1" calcext:value-type="float">
            <text:p>1</text:p>
          </table:table-cell>
          <table:table-cell office:value-type="float" office:value="559.71" calcext:value-type="float">
            <text:p>559.71</text:p>
          </table:table-cell>
          <table:table-cell office:value-type="float" office:value="387.33" calcext:value-type="float">
            <text:p>387.33</text:p>
          </table:table-cell>
          <table:table-cell office:value-type="float" office:value="3" calcext:value-type="float">
            <text:p>3</text:p>
          </table:table-cell>
          <table:table-cell office:value-type="float" office:value="560.46" calcext:value-type="float">
            <text:p>560.46</text:p>
          </table:table-cell>
        </table:table-row>
        <table:table-row table:style-name="ro1">
          <table:table-cell office:value-type="string" calcext:value-type="string">
            <text:p>data/InstanzVNS_HCSRP_100_8.txt</text:p>
          </table:table-cell>
          <table:table-cell office:value-type="float" office:value="743.6" calcext:value-type="float">
            <text:p>743.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91.385046666667" calcext:value-type="float">
            <text:p>591.385046666667</text:p>
          </table:table-cell>
          <table:table-cell office:value-type="float" office:value="9841.5239197" calcext:value-type="float">
            <text:p>9841.5239197</text:p>
          </table:table-cell>
          <table:table-cell office:value-type="float" office:value="1" calcext:value-type="float">
            <text:p>1</text:p>
          </table:table-cell>
          <table:table-cell office:value-type="float" office:value="586.47" calcext:value-type="float">
            <text:p>586.47</text:p>
          </table:table-cell>
          <table:table-cell office:value-type="float" office:value="521.67" calcext:value-type="float">
            <text:p>521.67</text:p>
          </table:table-cell>
          <table:table-cell office:value-type="float" office:value="23" calcext:value-type="float">
            <text:p>23</text:p>
          </table:table-cell>
          <table:table-cell office:value-type="float" office:value="591.39" calcext:value-type="float">
            <text:p>591.39</text:p>
          </table:table-cell>
        </table:table-row>
        <table:table-row table:style-name="ro1">
          <table:table-cell office:value-type="string" calcext:value-type="string">
            <text:p>data/InstanzVNS_HCSRP_100_9.txt</text:p>
          </table:table-cell>
          <table:table-cell office:value-type="float" office:value="910.7" calcext:value-type="float">
            <text:p>910.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724.507953333333" calcext:value-type="float">
            <text:p>724.507953333333</text:p>
          </table:table-cell>
          <table:table-cell office:value-type="float" office:value="73157.540249346" calcext:value-type="float">
            <text:p>73157.540249346</text:p>
          </table:table-cell>
          <table:table-cell office:value-type="float" office:value="1" calcext:value-type="float">
            <text:p>1</text:p>
          </table:table-cell>
          <table:table-cell office:value-type="float" office:value="717.29" calcext:value-type="float">
            <text:p>717.29</text:p>
          </table:table-cell>
          <table:table-cell office:value-type="float" office:value="404.97" calcext:value-type="float">
            <text:p>404.97</text:p>
          </table:table-cell>
          <table:table-cell office:value-type="float" office:value="369" calcext:value-type="float">
            <text:p>369</text:p>
          </table:table-cell>
          <table:table-cell office:value-type="float" office:value="724.51" calcext:value-type="float">
            <text:p>724.51</text:p>
          </table:table-cell>
        </table:table-row>
        <table:table-row table:style-name="ro1">
          <table:table-cell office:value-type="string" calcext:value-type="string">
            <text:p>data/InstanzVNS_HCSRP_100_10.txt</text:p>
          </table:table-cell>
          <table:table-cell office:value-type="float" office:value="819.3" calcext:value-type="float">
            <text:p>819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77.32638" calcext:value-type="float">
            <text:p>677.32638</text:p>
          </table:table-cell>
          <table:table-cell office:value-type="float" office:value="6475.429330656" calcext:value-type="float">
            <text:p>6475.429330656</text:p>
          </table:table-cell>
          <table:table-cell office:value-type="float" office:value="1" calcext:value-type="float">
            <text:p>1</text:p>
          </table:table-cell>
          <table:table-cell office:value-type="float" office:value="667.26" calcext:value-type="float">
            <text:p>667.26</text:p>
          </table:table-cell>
          <table:table-cell office:value-type="float" office:value="587" calcext:value-type="float">
            <text:p>587</text:p>
          </table:table-cell>
          <table:table-cell office:value-type="float" office:value="15" calcext:value-type="float">
            <text:p>15</text:p>
          </table:table-cell>
          <table:table-cell office:value-type="float" office:value="677.33" calcext:value-type="float">
            <text:p>677.33</text:p>
          </table:table-cell>
        </table:table-row>
        <table:table-row table:style-name="ro1">
          <table:table-cell office:value-type="string" calcext:value-type="string">
            <text:p>data/InstanzVNS_HCSRP_200_1.txt</text:p>
          </table:table-cell>
          <table:table-cell office:value-type="float" office:value="1373.7" calcext:value-type="float">
            <text:p>1373.7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/InstanzVNS_HCSRP_200_2.txt</text:p>
          </table:table-cell>
          <table:table-cell office:value-type="float" office:value="1322.3" calcext:value-type="float">
            <text:p>1322.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</table:table>
      <table:table table:name="Formatted" table:style-name="ta1">
        <table:table-column table:style-name="co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ce7"/>
        <table:table-column table:style-name="co16" table:default-cell-style-name="ce7"/>
        <table:table-column table:style-name="co11" table:default-cell-style-name="Default"/>
        <table:table-column table:style-name="co12" table:default-cell-style-name="ce7"/>
        <table:table-column table:style-name="co13" table:number-columns-repeated="1012" table:default-cell-style-name="Default"/>
        <table:table-row table:style-name="ro2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UB</text:p>
            <text:p>(cutoff)</text:p>
          </table:table-cell>
          <table:table-cell table:style-name="ce1" office:value-type="string" calcext:value-type="string">
            <text:p>#</text:p>
            <text:p>patients</text:p>
          </table:table-cell>
          <table:table-cell table:style-name="ce1" office:value-type="string" calcext:value-type="string">
            <text:p>#</text:p>
            <text:p>vehicles</text:p>
          </table:table-cell>
          <table:table-cell table:style-name="ce5" office:value-type="string" calcext:value-type="string">
            <text:p># expanded patient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Build + solve</text:p>
            <text:p>time (sec)</text:p>
          </table:table-cell>
          <table:table-cell table:style-name="ce1" office:value-type="string" calcext:value-type="string">
            <text:p>Opt</text:p>
            <text:p>found?</text:p>
          </table:table-cell>
          <table:table-cell table:style-name="ce6" office:value-type="string" calcext:value-type="string">
            <text:p>Root cost </text:p>
            <text:p>(RMP)</text:p>
          </table:table-cell>
          <table:table-cell table:style-name="ce6" office:value-type="string" calcext:value-type="string">
            <text:p>RMP time </text:p>
            <text:p>(sec)</text:p>
          </table:table-cell>
          <table:table-cell table:style-name="ce1" office:value-type="string" calcext:value-type="string">
            <text:p>BCP</text:p>
            <text:p>nodes</text:p>
          </table:table-cell>
          <table:table-cell table:style-name="ce6" office:value-type="string" calcext:value-type="string">
            <text:p>Cost</text:p>
            <text:p>(best bound)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18.2" calcext:value-type="float">
            <text:p>218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9.506281" calcext:value-type="float">
            <text:p>209.51</text:p>
          </table:table-cell>
          <table:table-cell office:value-type="float" office:value="2.198321954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office:value-type="float" office:value="209.51" calcext:value-type="float">
            <text:p>209.5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09.51" calcext:value-type="float">
            <text:p>209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6.6" calcext:value-type="float">
            <text:p>246.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7.688524833333" calcext:value-type="float">
            <text:p>207.69</text:p>
          </table:table-cell>
          <table:table-cell office:value-type="float" office:value="2.110776224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07.69" calcext:value-type="float">
            <text:p>207.69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07.69" calcext:value-type="float">
            <text:p>207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05.9" calcext:value-type="float">
            <text:p>305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SOL</text:p>
          </table:table-cell>
          <table:table-cell office:value-type="float" office:value="2.091381172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7062.24" calcext:value-type="float">
            <text:p>7062.2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306.9" calcext:value-type="float">
            <text:p>306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86.9" calcext:value-type="float">
            <text:p>186.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SOL</text:p>
          </table:table-cell>
          <table:table-cell office:value-type="float" office:value="2.078237573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4952.98" calcext:value-type="float">
            <text:p>4952.98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187.9" calcext:value-type="float">
            <text:p>187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89.5" calcext:value-type="float">
            <text:p>189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977535" calcext:value-type="float">
            <text:p>167.98</text:p>
          </table:table-cell>
          <table:table-cell office:value-type="float" office:value="2.110772586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167.98" calcext:value-type="float">
            <text:p>167.98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167.98" calcext:value-type="float">
            <text:p>167.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200.1" calcext:value-type="float">
            <text:p>200.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9.243263233333" calcext:value-type="float">
            <text:p>169.24</text:p>
          </table:table-cell>
          <table:table-cell office:value-type="float" office:value="2.10505645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169.24" calcext:value-type="float">
            <text:p>169.2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69.24" calcext:value-type="float">
            <text:p>169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25.4" calcext:value-type="float">
            <text:p>225.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368525333333" calcext:value-type="float">
            <text:p>225.37</text:p>
          </table:table-cell>
          <table:table-cell office:value-type="float" office:value="2.09853852" calcext:value-type="float">
            <text:p>2.10</text:p>
          </table:table-cell>
          <table:table-cell office:value-type="float" office:value="1" calcext:value-type="float">
            <text:p>1</text:p>
          </table:table-cell>
          <table:table-cell office:value-type="float" office:value="225.37" calcext:value-type="float">
            <text:p>225.37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25.37" calcext:value-type="float">
            <text:p>225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SOL</text:p>
          </table:table-cell>
          <table:table-cell office:value-type="float" office:value="2.082755035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12153.46" calcext:value-type="float">
            <text:p>12153.46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22.3" calcext:value-type="float">
            <text:p>222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3.238804" calcext:value-type="float">
            <text:p>183.24</text:p>
          </table:table-cell>
          <table:table-cell office:value-type="float" office:value="2.089850948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183.24" calcext:value-type="float">
            <text:p>183.2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183.24" calcext:value-type="float">
            <text:p>183.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005995333333" calcext:value-type="float">
            <text:p>225.01</text:p>
          </table:table-cell>
          <table:table-cell office:value-type="float" office:value="2.113560047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25.01" calcext:value-type="float">
            <text:p>225.0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225.01" calcext:value-type="float">
            <text:p>225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table:formula="of:=AVERAGE([.B2:.B11])" office:value-type="float" office:value="225.19" calcext:value-type="float">
            <text:p>225.19</text:p>
          </table:table-cell>
          <table:table-cell table:number-columns-repeated="3"/>
          <table:table-cell table:formula="of:=AVERAGE([.F11];[.F10];[.F8];[.F7];[.F6];[.F3];[.F2])" office:value-type="float" office:value="198.289846961905" calcext:value-type="float">
            <text:p>198.29</text:p>
          </table:table-cell>
          <table:table-cell table:formula="of:=AVERAGE([.G11];[.G10];[.G8];[.G7];[.G6];[.G3];[.G2])" office:value-type="float" office:value="2.118125247" calcext:value-type="float">
            <text:p>2.12</text:p>
          </table:table-cell>
          <table:table-cell table:style-name="ce7" table:formula="of:=AVERAGE([.H11];[.H10];[.H8];[.H7];[.H6];[.H3];[.H2])" office:value-type="float" office:value="1" calcext:value-type="float">
            <text:p>1.00</text:p>
          </table:table-cell>
          <table:table-cell table:formula="of:=AVERAGE([.I11];[.I10];[.I8];[.I7];[.I6];[.I3];[.I2])" office:value-type="float" office:value="198.291428571429" calcext:value-type="float">
            <text:p>198.29</text:p>
          </table:table-cell>
          <table:table-cell table:formula="of:=AVERAGE([.J11];[.J10];[.J8];[.J7];[.J6];[.J3];[.J2])" office:value-type="float" office:value="0.825714285714286" calcext:value-type="float">
            <text:p>0.83</text:p>
          </table:table-cell>
          <table:table-cell table:style-name="ce7" table:formula="of:=AVERAGE([.K11];[.K10];[.K8];[.K7];[.K6];[.K3];[.K2])" office:value-type="float" office:value="1" calcext:value-type="float">
            <text:p>1.00</text:p>
          </table:table-cell>
          <table:table-cell table:formula="of:=AVERAGE([.L11];[.L10];[.L8];[.L7];[.L6];[.L3];[.L2])" office:value-type="float" office:value="198.291428571429" calcext:value-type="float">
            <text:p>198.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28.1" calcext:value-type="float">
            <text:p>428.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6.5352005" calcext:value-type="float">
            <text:p>376.54</text:p>
          </table:table-cell>
          <table:table-cell office:value-type="float" office:value="4.500879874" calcext:value-type="float">
            <text:p>4.50</text:p>
          </table:table-cell>
          <table:table-cell office:value-type="float" office:value="1" calcext:value-type="float">
            <text:p>1</text:p>
          </table:table-cell>
          <table:table-cell office:value-type="float" office:value="376.54" calcext:value-type="float">
            <text:p>376.54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376.54" calcext:value-type="float">
            <text:p>376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76" calcext:value-type="float">
            <text:p>4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OL</text:p>
          </table:table-cell>
          <table:table-cell office:value-type="float" office:value="2.361063204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8383.5" calcext:value-type="float">
            <text:p>8383.5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99.1" calcext:value-type="float">
            <text:p>399.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OL</text:p>
          </table:table-cell>
          <table:table-cell office:value-type="float" office:value="2.351469676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4714.05" calcext:value-type="float">
            <text:p>4714.05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400.1" calcext:value-type="float">
            <text:p>400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11.3" calcext:value-type="float">
            <text:p>411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4.5608194" calcext:value-type="float">
            <text:p>384.56</text:p>
          </table:table-cell>
          <table:table-cell office:value-type="float" office:value="2.63780803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384.56" calcext:value-type="float">
            <text:p>384.56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384.56" calcext:value-type="float">
            <text:p>384.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66.3" calcext:value-type="float">
            <text:p>366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OL</text:p>
          </table:table-cell>
          <table:table-cell office:value-type="float" office:value="2.327168575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026.9" calcext:value-type="float">
            <text:p>2026.90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367.3" calcext:value-type="float">
            <text:p>367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447.8" calcext:value-type="float">
            <text:p>447.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OL</text:p>
          </table:table-cell>
          <table:table-cell office:value-type="float" office:value="2.344399863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7798.94" calcext:value-type="float">
            <text:p>7798.94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448.8" calcext:value-type="float">
            <text:p>448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28.7" calcext:value-type="float">
            <text:p>328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3.231138333333" calcext:value-type="float">
            <text:p>273.23</text:p>
          </table:table-cell>
          <table:table-cell office:value-type="float" office:value="2.378017147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float" office:value="273.23" calcext:value-type="float">
            <text:p>273.23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273.23" calcext:value-type="float">
            <text:p>273.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57.7" calcext:value-type="float">
            <text:p>357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14.206716766667" calcext:value-type="float">
            <text:p>314.21</text:p>
          </table:table-cell>
          <table:table-cell office:value-type="float" office:value="2.64139887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314.21" calcext:value-type="float">
            <text:p>314.21</text:p>
          </table:table-cell>
          <table:table-cell office:value-type="float" office:value="1.3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office:value-type="float" office:value="314.21" calcext:value-type="float">
            <text:p>314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402.7" calcext:value-type="float">
            <text:p>402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32.798269966667" calcext:value-type="float">
            <text:p>332.80</text:p>
          </table:table-cell>
          <table:table-cell office:value-type="float" office:value="14.590698104" calcext:value-type="float">
            <text:p>14.59</text:p>
          </table:table-cell>
          <table:table-cell office:value-type="float" office:value="1" calcext:value-type="float">
            <text:p>1</text:p>
          </table:table-cell>
          <table:table-cell office:value-type="float" office:value="332.23" calcext:value-type="float">
            <text:p>332.23</text:p>
          </table:table-cell>
          <table:table-cell office:value-type="float" office:value="5.5" calcext:value-type="float">
            <text:p>5.50</text:p>
          </table:table-cell>
          <table:table-cell office:value-type="float" office:value="3" calcext:value-type="float">
            <text:p>3</text:p>
          </table:table-cell>
          <table:table-cell office:value-type="float" office:value="332.8" calcext:value-type="float">
            <text:p>332.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462.7" calcext:value-type="float">
            <text:p>462.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8.775825333333" calcext:value-type="float">
            <text:p>388.78</text:p>
          </table:table-cell>
          <table:table-cell office:value-type="float" office:value="14.577441052" calcext:value-type="float">
            <text:p>14.58</text:p>
          </table:table-cell>
          <table:table-cell office:value-type="float" office:value="1" calcext:value-type="float">
            <text:p>1</text:p>
          </table:table-cell>
          <table:table-cell office:value-type="float" office:value="388.78" calcext:value-type="float">
            <text:p>388.78</text:p>
          </table:table-cell>
          <table:table-cell office:value-type="float" office:value="13.2" calcext:value-type="float">
            <text:p>13.20</text:p>
          </table:table-cell>
          <table:table-cell office:value-type="float" office:value="1" calcext:value-type="float">
            <text:p>1</text:p>
          </table:table-cell>
          <table:table-cell office:value-type="float" office:value="388.78" calcext:value-type="float">
            <text:p>388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  <table:table-cell table:formula="of:=AVERAGE([.F22];[.F21];[.F20];[.F19];[.F16];[.F13])" office:value-type="float" office:value="345.01799505" calcext:value-type="float">
            <text:p>345.02</text:p>
          </table:table-cell>
          <table:table-cell table:formula="of:=AVERAGE([.G22];[.G21];[.G20];[.G19];[.G16];[.G13])" office:value-type="float" office:value="6.8877071795" calcext:value-type="float">
            <text:p>6.89</text:p>
          </table:table-cell>
          <table:table-cell table:style-name="ce7" table:formula="of:=AVERAGE([.H22];[.H21];[.H20];[.H19];[.H16];[.H13])" office:value-type="float" office:value="1" calcext:value-type="float">
            <text:p>1.00</text:p>
          </table:table-cell>
          <table:table-cell table:formula="of:=AVERAGE([.I22];[.I21];[.I20];[.I19];[.I16];[.I13])" office:value-type="float" office:value="344.925" calcext:value-type="float">
            <text:p>344.93</text:p>
          </table:table-cell>
          <table:table-cell table:formula="of:=AVERAGE([.J22];[.J21];[.J20];[.J19];[.J16];[.J13])" office:value-type="float" office:value="4.24666666666667" calcext:value-type="float">
            <text:p>4.25</text:p>
          </table:table-cell>
          <table:table-cell table:style-name="ce7" table:formula="of:=AVERAGE([.K22];[.K21];[.K20];[.K19];[.K16];[.K13])" office:value-type="float" office:value="1.33333333333333" calcext:value-type="float">
            <text:p>1.33</text:p>
          </table:table-cell>
          <table:table-cell table:formula="of:=AVERAGE([.L22];[.L21];[.L20];[.L19];[.L16];[.L13])" office:value-type="float" office:value="345.02" calcext:value-type="float">
            <text:p>345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951" calcext:value-type="float">
            <text:p>95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4.75557278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12455.32" calcext:value-type="float">
            <text:p>12455.32</text:p>
          </table:table-cell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77.9" calcext:value-type="float">
            <text:p>577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28.496649066667" calcext:value-type="float">
            <text:p>528.50</text:p>
          </table:table-cell>
          <table:table-cell office:value-type="float" office:value="177.699845568" calcext:value-type="float">
            <text:p>177.70</text:p>
          </table:table-cell>
          <table:table-cell office:value-type="float" office:value="1" calcext:value-type="float">
            <text:p>1</text:p>
          </table:table-cell>
          <table:table-cell office:value-type="float" office:value="528.5" calcext:value-type="float">
            <text:p>528.50</text:p>
          </table:table-cell>
          <table:table-cell office:value-type="float" office:value="175.68" calcext:value-type="float">
            <text:p>175.68</text:p>
          </table:table-cell>
          <table:table-cell office:value-type="float" office:value="1" calcext:value-type="float">
            <text:p>1</text:p>
          </table:table-cell>
          <table:table-cell office:value-type="float" office:value="528.5" calcext:value-type="float">
            <text:p>528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48.8" calcext:value-type="float">
            <text:p>548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66.468204766667" calcext:value-type="float">
            <text:p>466.47</text:p>
          </table:table-cell>
          <table:table-cell office:value-type="float" office:value="82.160086557" calcext:value-type="float">
            <text:p>82.16</text:p>
          </table:table-cell>
          <table:table-cell office:value-type="float" office:value="1" calcext:value-type="float">
            <text:p>1</text:p>
          </table:table-cell>
          <table:table-cell office:value-type="float" office:value="466.47" calcext:value-type="float">
            <text:p>466.47</text:p>
          </table:table-cell>
          <table:table-cell office:value-type="float" office:value="80.3" calcext:value-type="float">
            <text:p>80.30</text:p>
          </table:table-cell>
          <table:table-cell office:value-type="float" office:value="1" calcext:value-type="float">
            <text:p>1</text:p>
          </table:table-cell>
          <table:table-cell office:value-type="float" office:value="466.47" calcext:value-type="float">
            <text:p>466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13.3" calcext:value-type="float">
            <text:p>513.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4.894038455" calcext:value-type="float">
            <text:p>4.89</text:p>
          </table:table-cell>
          <table:table-cell office:value-type="float" office:value="1" calcext:value-type="float">
            <text:p>1</text:p>
          </table:table-cell>
          <table:table-cell office:value-type="float" office:value="2406.51" calcext:value-type="float">
            <text:p>2406.51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514.3" calcext:value-type="float">
            <text:p>514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667.9" calcext:value-type="float">
            <text:p>667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5.571836458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office:value-type="float" office:value="6490.74" calcext:value-type="float">
            <text:p>6490.74</text:p>
          </table:table-cell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668.9" calcext:value-type="float">
            <text:p>668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838.9" calcext:value-type="float">
            <text:p>838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5.074410523" calcext:value-type="float">
            <text:p>5.07</text:p>
          </table:table-cell>
          <table:table-cell office:value-type="float" office:value="1" calcext:value-type="float">
            <text:p>1</text:p>
          </table:table-cell>
          <table:table-cell office:value-type="float" office:value="7480.9" calcext:value-type="float">
            <text:p>7480.90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839.9" calcext:value-type="float">
            <text:p>839.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525.7" calcext:value-type="float">
            <text:p>525.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4.569555367" calcext:value-type="float">
            <text:p>4.57</text:p>
          </table:table-cell>
          <table:table-cell office:value-type="float" office:value="1" calcext:value-type="float">
            <text:p>1</text:p>
          </table:table-cell>
          <table:table-cell office:value-type="float" office:value="2814.6" calcext:value-type="float">
            <text:p>2814.60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526.7" calcext:value-type="float">
            <text:p>526.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71" calcext:value-type="float">
            <text:p>47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02.532691166667" calcext:value-type="float">
            <text:p>402.53</text:p>
          </table:table-cell>
          <table:table-cell office:value-type="float" office:value="99.249017138" calcext:value-type="float">
            <text:p>99.25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  <table:table-cell office:value-type="float" office:value="97.33" calcext:value-type="float">
            <text:p>97.33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533.9" calcext:value-type="float">
            <text:p>533.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70.871591666667" calcext:value-type="float">
            <text:p>470.87</text:p>
          </table:table-cell>
          <table:table-cell office:value-type="float" office:value="273.951640246" calcext:value-type="float">
            <text:p>273.95</text:p>
          </table:table-cell>
          <table:table-cell office:value-type="float" office:value="1" calcext:value-type="float">
            <text:p>1</text:p>
          </table:table-cell>
          <table:table-cell office:value-type="float" office:value="465.96" calcext:value-type="float">
            <text:p>465.96</text:p>
          </table:table-cell>
          <table:table-cell office:value-type="float" office:value="233.42" calcext:value-type="float">
            <text:p>233.42</text:p>
          </table:table-cell>
          <table:table-cell office:value-type="float" office:value="3" calcext:value-type="float">
            <text:p>3</text:p>
          </table:table-cell>
          <table:table-cell office:value-type="float" office:value="470.87" calcext:value-type="float">
            <text:p>47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601.5" calcext:value-type="float">
            <text:p>601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SOL</text:p>
          </table:table-cell>
          <table:table-cell office:value-type="float" office:value="4.680627325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1065.42" calcext:value-type="float">
            <text:p>1065.42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602.5" calcext:value-type="float">
            <text:p>602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table:formula="of:=AVERAGE([.F32];[.F31];[.F26];[.F25])" office:value-type="float" office:value="467.092284166667" calcext:value-type="float">
            <text:p>467.09</text:p>
          </table:table-cell>
          <table:table-cell table:formula="of:=AVERAGE([.G32];[.G31];[.G26];[.G25])" office:value-type="float" office:value="158.26514737725" calcext:value-type="float">
            <text:p>158.27</text:p>
          </table:table-cell>
          <table:table-cell table:style-name="ce7" table:formula="of:=AVERAGE([.H32];[.H31];[.H26];[.H25])" office:value-type="float" office:value="1" calcext:value-type="float">
            <text:p>1.00</text:p>
          </table:table-cell>
          <table:table-cell table:formula="of:=AVERAGE([.I32];[.I31];[.I26];[.I25])" office:value-type="float" office:value="465.865" calcext:value-type="float">
            <text:p>465.87</text:p>
          </table:table-cell>
          <table:table-cell table:formula="of:=AVERAGE([.J32];[.J31];[.J26];[.J25])" office:value-type="float" office:value="146.6825" calcext:value-type="float">
            <text:p>146.68</text:p>
          </table:table-cell>
          <table:table-cell table:style-name="ce7" table:formula="of:=AVERAGE([.K32];[.K31];[.K26];[.K25])" office:value-type="float" office:value="1.5" calcext:value-type="float">
            <text:p>1.50</text:p>
          </table:table-cell>
          <table:table-cell table:formula="of:=AVERAGE([.L32];[.L31];[.L26];[.L25])" office:value-type="float" office:value="467.0925" calcext:value-type="float">
            <text:p>467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186.2" calcext:value-type="float">
            <text:p>1186.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SOL</text:p>
          </table:table-cell>
          <table:table-cell office:value-type="float" office:value="10.991792459" calcext:value-type="float">
            <text:p>10.99</text:p>
          </table:table-cell>
          <table:table-cell office:value-type="float" office:value="1" calcext:value-type="float">
            <text:p>1</text:p>
          </table:table-cell>
          <table:table-cell office:value-type="float" office:value="8057.02" calcext:value-type="float">
            <text:p>8057.02</text:p>
          </table:table-cell>
          <table:table-cell office:value-type="float" office:value="8.41" calcext:value-type="float">
            <text:p>8.41</text:p>
          </table:table-cell>
          <table:table-cell office:value-type="float" office:value="1" calcext:value-type="float">
            <text:p>1</text:p>
          </table:table-cell>
          <table:table-cell office:value-type="float" office:value="1187.2" calcext:value-type="float">
            <text:p>1187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685.9" calcext:value-type="float">
            <text:p>685.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56.9352749" calcext:value-type="float">
            <text:p>556.94</text:p>
          </table:table-cell>
          <table:table-cell office:value-type="float" office:value="319.531442202" calcext:value-type="float">
            <text:p>319.53</text:p>
          </table:table-cell>
          <table:table-cell office:value-type="float" office:value="1" calcext:value-type="float">
            <text:p>1</text:p>
          </table:table-cell>
          <table:table-cell office:value-type="float" office:value="556.92" calcext:value-type="float">
            <text:p>556.92</text:p>
          </table:table-cell>
          <table:table-cell office:value-type="float" office:value="186.83" calcext:value-type="float">
            <text:p>186.83</text:p>
          </table:table-cell>
          <table:table-cell office:value-type="float" office:value="13" calcext:value-type="float">
            <text:p>13</text:p>
          </table:table-cell>
          <table:table-cell office:value-type="float" office:value="556.94" calcext:value-type="float">
            <text:p>556.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635.7" calcext:value-type="float">
            <text:p>635.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26.578339266667" calcext:value-type="float">
            <text:p>526.58</text:p>
          </table:table-cell>
          <table:table-cell office:value-type="float" office:value="366.099677107" calcext:value-type="float">
            <text:p>366.10</text:p>
          </table:table-cell>
          <table:table-cell office:value-type="float" office:value="1" calcext:value-type="float">
            <text:p>1</text:p>
          </table:table-cell>
          <table:table-cell office:value-type="float" office:value="525.22" calcext:value-type="float">
            <text:p>525.22</text:p>
          </table:table-cell>
          <table:table-cell office:value-type="float" office:value="192.02" calcext:value-type="float">
            <text:p>192.02</text:p>
          </table:table-cell>
          <table:table-cell office:value-type="float" office:value="3" calcext:value-type="float">
            <text:p>3</text:p>
          </table:table-cell>
          <table:table-cell office:value-type="float" office:value="526.58" calcext:value-type="float">
            <text:p>526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804.5" calcext:value-type="float">
            <text:p>804.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SOL</text:p>
          </table:table-cell>
          <table:table-cell office:value-type="float" office:value="12.170836921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office:value-type="float" office:value="4869.06" calcext:value-type="float">
            <text:p>4869.06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805.5" calcext:value-type="float">
            <text:p>805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689.4" calcext:value-type="float">
            <text:p>689.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46.1777026" calcext:value-type="float">
            <text:p>546.18</text:p>
          </table:table-cell>
          <table:table-cell office:value-type="float" office:value="238.365025281" calcext:value-type="float">
            <text:p>238.37</text:p>
          </table:table-cell>
          <table:table-cell office:value-type="float" office:value="1" calcext:value-type="float">
            <text:p>1</text:p>
          </table:table-cell>
          <table:table-cell office:value-type="float" office:value="545.79" calcext:value-type="float">
            <text:p>545.79</text:p>
          </table:table-cell>
          <table:table-cell office:value-type="float" office:value="198.12" calcext:value-type="float">
            <text:p>198.12</text:p>
          </table:table-cell>
          <table:table-cell office:value-type="float" office:value="3" calcext:value-type="float">
            <text:p>3</text:p>
          </table:table-cell>
          <table:table-cell office:value-type="float" office:value="546.18" calcext:value-type="float">
            <text:p>546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727.6" calcext:value-type="float">
            <text:p>727.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27.614583333333" calcext:value-type="float">
            <text:p>627.61</text:p>
          </table:table-cell>
          <table:table-cell office:value-type="float" office:value="578.961379725" calcext:value-type="float">
            <text:p>578.96</text:p>
          </table:table-cell>
          <table:table-cell office:value-type="float" office:value="1" calcext:value-type="float">
            <text:p>1</text:p>
          </table:table-cell>
          <table:table-cell office:value-type="float" office:value="623.6" calcext:value-type="float">
            <text:p>623.60</text:p>
          </table:table-cell>
          <table:table-cell office:value-type="float" office:value="308.67" calcext:value-type="float">
            <text:p>308.67</text:p>
          </table:table-cell>
          <table:table-cell office:value-type="float" office:value="3" calcext:value-type="float">
            <text:p>3</text:p>
          </table:table-cell>
          <table:table-cell office:value-type="float" office:value="627.61" calcext:value-type="float">
            <text:p>627.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90.6" calcext:value-type="float">
            <text:p>590.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489.8248956" calcext:value-type="float">
            <text:p>489.82</text:p>
          </table:table-cell>
          <table:table-cell office:value-type="float" office:value="123.468736072" calcext:value-type="float">
            <text:p>123.47</text:p>
          </table:table-cell>
          <table:table-cell office:value-type="float" office:value="1" calcext:value-type="float">
            <text:p>1</text:p>
          </table:table-cell>
          <table:table-cell office:value-type="float" office:value="489.82" calcext:value-type="float">
            <text:p>489.82</text:p>
          </table:table-cell>
          <table:table-cell office:value-type="float" office:value="118.97" calcext:value-type="float">
            <text:p>118.97</text:p>
          </table:table-cell>
          <table:table-cell office:value-type="float" office:value="1" calcext:value-type="float">
            <text:p>1</text:p>
          </table:table-cell>
          <table:table-cell office:value-type="float" office:value="489.82" calcext:value-type="float">
            <text:p>489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657.8" calcext:value-type="float">
            <text:p>657.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59.107675233333" calcext:value-type="float">
            <text:p>559.11</text:p>
          </table:table-cell>
          <table:table-cell office:value-type="float" office:value="2808.930312045" calcext:value-type="float">
            <text:p>2808.93</text:p>
          </table:table-cell>
          <table:table-cell office:value-type="float" office:value="1" calcext:value-type="float">
            <text:p>1</text:p>
          </table:table-cell>
          <table:table-cell office:value-type="float" office:value="557.06" calcext:value-type="float">
            <text:p>557.06</text:p>
          </table:table-cell>
          <table:table-cell office:value-type="float" office:value="471.72" calcext:value-type="float">
            <text:p>471.72</text:p>
          </table:table-cell>
          <table:table-cell office:value-type="float" office:value="11" calcext:value-type="float">
            <text:p>11</text:p>
          </table:table-cell>
          <table:table-cell office:value-type="float" office:value="559.11" calcext:value-type="float">
            <text:p>559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704.5" calcext:value-type="float">
            <text:p>704.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66.010126200001" calcext:value-type="float">
            <text:p>566.01</text:p>
          </table:table-cell>
          <table:table-cell office:value-type="float" office:value="276.52437423" calcext:value-type="float">
            <text:p>276.52</text:p>
          </table:table-cell>
          <table:table-cell office:value-type="float" office:value="1" calcext:value-type="float">
            <text:p>1</text:p>
          </table:table-cell>
          <table:table-cell office:value-type="float" office:value="564.41" calcext:value-type="float">
            <text:p>564.41</text:p>
          </table:table-cell>
          <table:table-cell office:value-type="float" office:value="232.78" calcext:value-type="float">
            <text:p>232.78</text:p>
          </table:table-cell>
          <table:table-cell office:value-type="float" office:value="3" calcext:value-type="float">
            <text:p>3</text:p>
          </table:table-cell>
          <table:table-cell office:value-type="float" office:value="566.01" calcext:value-type="float">
            <text:p>566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203" calcext:value-type="float">
            <text:p>12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SOL</text:p>
          </table:table-cell>
          <table:table-cell office:value-type="float" office:value="12.793106784" calcext:value-type="float">
            <text:p>12.79</text:p>
          </table:table-cell>
          <table:table-cell office:value-type="float" office:value="1" calcext:value-type="float">
            <text:p>1</text:p>
          </table:table-cell>
          <table:table-cell office:value-type="float" office:value="7623.45" calcext:value-type="float">
            <text:p>7623.45</text:p>
          </table:table-cell>
          <table:table-cell office:value-type="float" office:value="10.62" calcext:value-type="float">
            <text:p>10.62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  <table:table-cell table:formula="of:=AVERAGE([.F43];[.F42];[.F41];[.F40];[.F39];[.F37];[.F36])" office:value-type="float" office:value="553.178371019048" calcext:value-type="float">
            <text:p>553.18</text:p>
          </table:table-cell>
          <table:table-cell table:formula="of:=AVERAGE([.G43];[.G42];[.G41];[.G40];[.G39];[.G37];[.G36])" office:value-type="float" office:value="673.125849523143" calcext:value-type="float">
            <text:p>673.13</text:p>
          </table:table-cell>
          <table:table-cell table:style-name="ce7" table:formula="of:=AVERAGE([.H43];[.H42];[.H41];[.H40];[.H39];[.H37];[.H36])" office:value-type="float" office:value="1" calcext:value-type="float">
            <text:p>1.00</text:p>
          </table:table-cell>
          <table:table-cell table:formula="of:=AVERAGE([.I43];[.I42];[.I41];[.I40];[.I39];[.I37];[.I36])" office:value-type="float" office:value="551.831428571429" calcext:value-type="float">
            <text:p>551.83</text:p>
          </table:table-cell>
          <table:table-cell table:formula="of:=AVERAGE([.J43];[.J42];[.J41];[.J40];[.J39];[.J37];[.J36])" office:value-type="float" office:value="244.158571428571" calcext:value-type="float">
            <text:p>244.16</text:p>
          </table:table-cell>
          <table:table-cell table:style-name="ce7" table:formula="of:=AVERAGE([.K43];[.K42];[.K41];[.K40];[.K39];[.K37];[.K36])" office:value-type="float" office:value="5.28571428571429" calcext:value-type="float">
            <text:p>5.29</text:p>
          </table:table-cell>
          <table:table-cell table:formula="of:=AVERAGE([.L43];[.L42];[.L41];[.L40];[.L39];[.L37];[.L36])" office:value-type="float" office:value="553.178571428571" calcext:value-type="float">
            <text:p>553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329" calcext:value-type="float">
            <text:p>132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SOL</text:p>
          </table:table-cell>
          <table:table-cell office:value-type="float" office:value="25.661947714" calcext:value-type="float">
            <text:p>25.66</text:p>
          </table:table-cell>
          <table:table-cell office:value-type="float" office:value="1" calcext:value-type="float">
            <text:p>1</text:p>
          </table:table-cell>
          <table:table-cell office:value-type="float" office:value="6659.87" calcext:value-type="float">
            <text:p>6659.87</text:p>
          </table:table-cell>
          <table:table-cell office:value-type="float" office:value="22.35" calcext:value-type="float">
            <text:p>22.35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42.3" calcext:value-type="float">
            <text:p>842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41.962166666667" calcext:value-type="float">
            <text:p>641.96</text:p>
          </table:table-cell>
          <table:table-cell office:value-type="float" office:value="856.965042536" calcext:value-type="float">
            <text:p>856.97</text:p>
          </table:table-cell>
          <table:table-cell office:value-type="float" office:value="1" calcext:value-type="float">
            <text:p>1</text:p>
          </table:table-cell>
          <table:table-cell office:value-type="float" office:value="641.25" calcext:value-type="float">
            <text:p>641.25</text:p>
          </table:table-cell>
          <table:table-cell office:value-type="float" office:value="580.52" calcext:value-type="float">
            <text:p>580.52</text:p>
          </table:table-cell>
          <table:table-cell office:value-type="float" office:value="3" calcext:value-type="float">
            <text:p>3</text:p>
          </table:table-cell>
          <table:table-cell office:value-type="float" office:value="641.96" calcext:value-type="float">
            <text:p>641.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785.8" calcext:value-type="float">
            <text:p>785.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34.623643333333" calcext:value-type="float">
            <text:p>634.62</text:p>
          </table:table-cell>
          <table:table-cell office:value-type="float" office:value="2049.494081609" calcext:value-type="float">
            <text:p>2049.49</text:p>
          </table:table-cell>
          <table:table-cell office:value-type="float" office:value="1" calcext:value-type="float">
            <text:p>1</text:p>
          </table:table-cell>
          <table:table-cell office:value-type="float" office:value="627.58" calcext:value-type="float">
            <text:p>627.58</text:p>
          </table:table-cell>
          <table:table-cell office:value-type="float" office:value="353.62" calcext:value-type="float">
            <text:p>353.62</text:p>
          </table:table-cell>
          <table:table-cell office:value-type="float" office:value="7" calcext:value-type="float">
            <text:p>7</text:p>
          </table:table-cell>
          <table:table-cell office:value-type="float" office:value="634.62" calcext:value-type="float">
            <text:p>634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85.46379" calcext:value-type="float">
            <text:p>585.46</text:p>
          </table:table-cell>
          <table:table-cell table:style-name="ce9" office:value-type="float" office:value="28953.429101418" calcext:value-type="float">
            <text:p>28,953.43</text:p>
          </table:table-cell>
          <table:table-cell office:value-type="float" office:value="1" calcext:value-type="float">
            <text:p>1</text:p>
          </table:table-cell>
          <table:table-cell office:value-type="float" office:value="581.99" calcext:value-type="float">
            <text:p>581.99</text:p>
          </table:table-cell>
          <table:table-cell office:value-type="float" office:value="416.23" calcext:value-type="float">
            <text:p>416.23</text:p>
          </table:table-cell>
          <table:table-cell office:value-type="float" office:value="439" calcext:value-type="float">
            <text:p>439</text:p>
          </table:table-cell>
          <table:table-cell office:value-type="float" office:value="585.46" calcext:value-type="float">
            <text:p>585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772.9" calcext:value-type="float">
            <text:p>772.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98.375383333333" calcext:value-type="float">
            <text:p>598.38</text:p>
          </table:table-cell>
          <table:table-cell office:value-type="float" office:value="3290.903537071" calcext:value-type="float">
            <text:p>3290.90</text:p>
          </table:table-cell>
          <table:table-cell office:value-type="float" office:value="1" calcext:value-type="float">
            <text:p>1</text:p>
          </table:table-cell>
          <table:table-cell office:value-type="float" office:value="592.85" calcext:value-type="float">
            <text:p>592.85</text:p>
          </table:table-cell>
          <table:table-cell office:value-type="float" office:value="533.64" calcext:value-type="float">
            <text:p>533.64</text:p>
          </table:table-cell>
          <table:table-cell office:value-type="float" office:value="7" calcext:value-type="float">
            <text:p>7</text:p>
          </table:table-cell>
          <table:table-cell office:value-type="float" office:value="598.38" calcext:value-type="float">
            <text:p>598.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785.4" calcext:value-type="float">
            <text:p>785.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34.089166666667" calcext:value-type="float">
            <text:p>634.09</text:p>
          </table:table-cell>
          <table:table-cell office:value-type="float" office:value="925.133722214" calcext:value-type="float">
            <text:p>925.13</text:p>
          </table:table-cell>
          <table:table-cell office:value-type="float" office:value="1" calcext:value-type="float">
            <text:p>1</text:p>
          </table:table-cell>
          <table:table-cell office:value-type="float" office:value="631.98" calcext:value-type="float">
            <text:p>631.98</text:p>
          </table:table-cell>
          <table:table-cell office:value-type="float" office:value="294.96" calcext:value-type="float">
            <text:p>294.96</text:p>
          </table:table-cell>
          <table:table-cell office:value-type="float" office:value="5" calcext:value-type="float">
            <text:p>5</text:p>
          </table:table-cell>
          <table:table-cell office:value-type="float" office:value="634.09" calcext:value-type="float">
            <text:p>634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707.3" calcext:value-type="float">
            <text:p>707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60.463753333333" calcext:value-type="float">
            <text:p>560.46</text:p>
          </table:table-cell>
          <table:table-cell office:value-type="float" office:value="482.399341757" calcext:value-type="float">
            <text:p>482.40</text:p>
          </table:table-cell>
          <table:table-cell office:value-type="float" office:value="1" calcext:value-type="float">
            <text:p>1</text:p>
          </table:table-cell>
          <table:table-cell office:value-type="float" office:value="559.71" calcext:value-type="float">
            <text:p>559.71</text:p>
          </table:table-cell>
          <table:table-cell office:value-type="float" office:value="387.33" calcext:value-type="float">
            <text:p>387.33</text:p>
          </table:table-cell>
          <table:table-cell office:value-type="float" office:value="3" calcext:value-type="float">
            <text:p>3</text:p>
          </table:table-cell>
          <table:table-cell office:value-type="float" office:value="560.46" calcext:value-type="float">
            <text:p>560.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743.6" calcext:value-type="float">
            <text:p>743.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591.385046666667" calcext:value-type="float">
            <text:p>591.39</text:p>
          </table:table-cell>
          <table:table-cell office:value-type="float" office:value="9841.5239197" calcext:value-type="float">
            <text:p>9841.52</text:p>
          </table:table-cell>
          <table:table-cell office:value-type="float" office:value="1" calcext:value-type="float">
            <text:p>1</text:p>
          </table:table-cell>
          <table:table-cell office:value-type="float" office:value="586.47" calcext:value-type="float">
            <text:p>586.47</text:p>
          </table:table-cell>
          <table:table-cell office:value-type="float" office:value="521.67" calcext:value-type="float">
            <text:p>521.67</text:p>
          </table:table-cell>
          <table:table-cell office:value-type="float" office:value="23" calcext:value-type="float">
            <text:p>23</text:p>
          </table:table-cell>
          <table:table-cell office:value-type="float" office:value="591.39" calcext:value-type="float">
            <text:p>591.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910.7" calcext:value-type="float">
            <text:p>910.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724.507953333333" calcext:value-type="float">
            <text:p>724.51</text:p>
          </table:table-cell>
          <table:table-cell table:style-name="ce9" office:value-type="float" office:value="73157.540249346" calcext:value-type="float">
            <text:p>73,157.54</text:p>
          </table:table-cell>
          <table:table-cell office:value-type="float" office:value="1" calcext:value-type="float">
            <text:p>1</text:p>
          </table:table-cell>
          <table:table-cell office:value-type="float" office:value="717.29" calcext:value-type="float">
            <text:p>717.29</text:p>
          </table:table-cell>
          <table:table-cell office:value-type="float" office:value="404.97" calcext:value-type="float">
            <text:p>404.97</text:p>
          </table:table-cell>
          <table:table-cell office:value-type="float" office:value="369" calcext:value-type="float">
            <text:p>369</text:p>
          </table:table-cell>
          <table:table-cell office:value-type="float" office:value="724.51" calcext:value-type="float">
            <text:p>724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819.3" calcext:value-type="float">
            <text:p>819.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77.32638" calcext:value-type="float">
            <text:p>677.33</text:p>
          </table:table-cell>
          <table:table-cell office:value-type="float" office:value="6475.429330656" calcext:value-type="float">
            <text:p>6475.43</text:p>
          </table:table-cell>
          <table:table-cell office:value-type="float" office:value="1" calcext:value-type="float">
            <text:p>1</text:p>
          </table:table-cell>
          <table:table-cell office:value-type="float" office:value="667.26" calcext:value-type="float">
            <text:p>667.26</text:p>
          </table:table-cell>
          <table:table-cell office:value-type="float" office:value="587" calcext:value-type="float">
            <text:p>587.00</text:p>
          </table:table-cell>
          <table:table-cell office:value-type="float" office:value="15" calcext:value-type="float">
            <text:p>15</text:p>
          </table:table-cell>
          <table:table-cell office:value-type="float" office:value="677.33" calcext:value-type="float">
            <text:p>677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formula="of:=AVERAGE([.F47:.F55])" office:value-type="float" office:value="627.577475925926" calcext:value-type="float">
            <text:p>627.58</text:p>
          </table:table-cell>
          <table:table-cell table:style-name="ce9" table:formula="of:=AVERAGE([.G47:.G55])" office:value-type="float" office:value="14003.6464807008" calcext:value-type="float">
            <text:p>14,003.65</text:p>
          </table:table-cell>
          <table:table-cell table:style-name="ce7" table:formula="of:=AVERAGE([.H47:.H55])" office:value-type="float" office:value="1" calcext:value-type="float">
            <text:p>1.00</text:p>
          </table:table-cell>
          <table:table-cell table:formula="of:=AVERAGE([.I47:.I55])" office:value-type="float" office:value="622.931111111111" calcext:value-type="float">
            <text:p>622.93</text:p>
          </table:table-cell>
          <table:table-cell table:formula="of:=AVERAGE([.J47:.J55])" office:value-type="float" office:value="453.326666666667" calcext:value-type="float">
            <text:p>453.33</text:p>
          </table:table-cell>
          <table:table-cell table:style-name="ce7" table:formula="of:=AVERAGE([.K47:.K55])" office:value-type="float" office:value="96.7777777777778" calcext:value-type="float">
            <text:p>96.78</text:p>
          </table:table-cell>
          <table:table-cell table:formula="of:=AVERAGE([.L47:.L55])" office:value-type="float" office:value="627.577777777778" calcext:value-type="float">
            <text:p>627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O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O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SOL</text:p>
          </table:table-cell>
          <table:table-cell table:style-name="ce4" office:value-type="string" calcext:value-type="string" table:number-columns-spanned="5" table:number-rows-spanned="1">
            <text:p>No solution to the VRPTW due to infeasible time windows</text:p>
          </table:table-cell>
          <table:covered-table-cell table:number-columns-repeated="3" table:style-name="ce3"/>
          <table:covered-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OOM</text:p>
          </table:table-cell>
          <table:table-cell table:style-name="ce4" office:value-type="string" calcext:value-type="string" table:number-columns-spanned="5" table:number-rows-spanned="1">
            <text:p>Out of memory of the benchmark computer</text:p>
          </table:table-cell>
          <table:covered-table-cell table:number-columns-repeated="3" table:style-name="ce3"/>
          <table:covered-table-cell table:style-name="ce8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aw.A1:raw.L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0:33:04.141495274</meta:creation-date>
    <dc:date>2021-06-18T20:48:54.561813596</dc:date>
    <meta:editing-duration>PT15M47S</meta:editing-duration>
    <meta:editing-cycles>7</meta:editing-cycles>
    <meta:generator>LibreOffice/6.4.7.2$Linux_X86_64 LibreOffice_project/40$Build-2</meta:generator>
    <meta:document-statistic meta:table-count="2" meta:cell-count="1267" meta:object-count="0"/>
  </office:meta>
</office:document-meta>
</file>